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Chavanne Lucas</text:p>
      <text:p text:style-name="Normal">Journal de bord<text:s/></text:p>
      <text:p text:style-name="Normal">Blm shop</text:p>
      <text:p text:style-name="Normal">05/10/2022</text:p>
      <text:h text:style-name="Titre1" text:outline-level="1">Matin<text:s/></text:h>
      <text:h text:style-name="Titre2" text:outline-level="2">Page panier, pages produits</text:h>
      <text:h text:style-name="Titre1" text:outline-level="1">Aprèm<text:s/></text:h>
      <text:h text:style-name="Titre2" text:outline-level="2">Aider Jordan sur son projet<text:s/></text:h>
      <text:h text:style-name="Titre2" text:outline-level="2">Ajouter une nouvelle table catégories</text:h>
      <text:h text:style-name="Titre2" text:outline-level="2">Design page détail du produit<text:s/></text:h>
      <text:p text:style-name="Normal"/>
      <text:p text:style-name="Normal">06/10/2022</text:p>
      <text:p text:style-name="Normal">Matin : check up de mme mota<text:s/></text:p>
      <text:p text:style-name="Normal">Modification page produits et page d’acceuil<text:s/></text:p>
      <text:p text:style-name="Normal">Aprem : inserti0ons de donnée dans la bdd</text:p>
      <text:p text:style-name="Normal">Régler les erreurs de nos page<text:s/></text:p>
      <text:p text:style-name="Normal">Ajout d’un footer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asian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 Light" style:font-name-asian="Times New Roman" fo:color="#1F3763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1F3763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alibri Light" style:font-name-asian="Times New Roman" fo:color="#272727" fo:font-size="10.5pt" style:font-size-asian="10.5pt" style:font-size-complex="10.5pt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" style:display-name="WW_OutlineListStyle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3" style:num-suffix="." style:num-format="1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="Calibri Light"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="Calibri Light" style:font-name-asian="Times New Roman" style:font-name-complex="Times New Roman" fo:color="#1F3763"/>
    </style:style>
    <style:style style:name="Titre7Car" style:display-name="Titre 7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1F3763"/>
    </style:style>
    <style:style style:name="Titre8Car" style:display-name="Titre 8 Car" style:family="text" style:parent-style-name="Policepardéfaut">
      <style:text-properties style:font-name="Calibri Light" style:font-name-asian="Times New Roman" style:font-name-complex="Times New Roman" fo:color="#272727" fo:font-size="10.5pt" style:font-size-asian="10.5pt" style:font-size-complex="10.5pt"/>
    </style:style>
    <style:style style:name="Titre9Car" style:display-name="Titre 9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outline-level-style>
      <text:outline-level-style text:level="3" style:num-suffix="." style:num-format="1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outline-level-style>
      <text:outline-level-style text:level="4" style:num-suffix=")" style:num-format="a" style:num-letter-sync="true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outline-level-style>
      <text:outline-level-style text:level="5" style:num-prefix="(" style:num-suffix=")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outline-level-style>
      <text:outline-level-style text:level="6" style:num-prefix="(" style:num-suffix=")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outline-level-style>
      <text:outline-level-style text:level="7" style:num-prefix="(" style:num-suffix=")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outline-level-style>
      <text:outline-level-style text:level="8" style:num-prefix="(" style:num-suffix=")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outline-level-style>
      <text:outline-level-style text:level="9" style:num-prefix="(" style:num-suffix=")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UCAS.CHVNN</meta:initial-creator>
    <dc:creator>LUCAS.CHVNN</dc:creator>
    <meta:creation-date>2022-10-05T14:01:00Z</meta:creation-date>
    <dc:date>2022-10-06T14:04:00Z</dc:date>
    <meta:template xlink:href="Normal.dotm" xlink:type="simple"/>
    <meta:editing-cycles>2</meta:editing-cycles>
    <meta:editing-duration>PT300S</meta:editing-duration>
    <meta:document-statistic meta:page-count="1" meta:paragraph-count="1" meta:word-count="57" meta:character-count="371" meta:row-count="2" meta:non-whitespace-character-count="315"/>
  </office:meta>
</office:document-meta>
</file>